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13.792cm"/>
    </style:style>
    <style:style style:name="co3" style:family="table-column">
      <style:table-column-properties fo:break-before="auto" style:column-width="11.24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ontserrat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/>
          <table:table-cell table:style-name="ce3" office:value-type="string" calcext:value-type="string">
            <text:p>Fonctionnalité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Résultat attendu</text:p>
          </table:table-cell>
          <table:table-cell table:style-name="ce14" office:value-type="string" calcext:value-type="string">
            <text:p>Résultat observé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ne page d’accueil montrant (de manière dynamique) tous les articles disponibles à la vente.</text:p>
          </table:table-cell>
          <table:table-cell table:style-name="ce9" office:value-type="string" calcext:value-type="string">
            <text:p>Ouvrir sur la page d'accueil du site web dans un navigateur</text:p>
          </table:table-cell>
          <table:table-cell table:style-name="ce9" office:value-type="string" calcext:value-type="string">
            <text:p>Affichage de l'ensemble des produits</text:p>
          </table:table-cell>
          <table:table-cell table:style-name="ce15" office:value-type="string" calcext:value-type="string">
            <text:p>OK </text:p>
          </table:table-cell>
          <table:table-cell table:number-columns-repeated="1637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Présence d'un texte alternatif pour les personnes disposant de lecteur d'écran</text:p>
          </table:table-cell>
          <table:table-cell table:style-name="ce9" office:value-type="string" calcext:value-type="string">
            <text:p>Vérifier la présence du texte alternatif dans le code du site</text:p>
          </table:table-cell>
          <table:table-cell table:style-name="ce9" office:value-type="string" calcext:value-type="string">
            <text:p>Texte alternatif se trouvant sous la source de l'image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ffichage dynamique du nombre de produits contenu dans l'API</text:p>
          </table:table-cell>
          <table:table-cell table:style-name="ce9" office:value-type="string" calcext:value-type="string">
            <text:p>Modifier le nombre de produits à 1 (par exemple)</text:p>
          </table:table-cell>
          <table:table-cell table:style-name="ce9" office:value-type="string" calcext:value-type="string">
            <text:p>Affichage d'un seul produit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Redirection vers la page produit demandée</text:p>
          </table:table-cell>
          <table:table-cell table:style-name="ce9" office:value-type="string" calcext:value-type="string">
            <text:p>Cliquer sur une fiche produit réduite </text:p>
          </table:table-cell>
          <table:table-cell table:style-name="ce9" office:value-type="string" calcext:value-type="string">
            <text:p>Affichage du produit demandé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Une page produit montrant (de manière dynamique) le nom, le prix, la description</text:p>
          </table:table-cell>
          <table:table-cell table:style-name="ce10" office:value-type="string" calcext:value-type="string">
            <text:p>Cliquer sur deux produits différents et vérifier que les pages affichées sont les bonnes</text:p>
          </table:table-cell>
          <table:table-cell table:style-name="ce10" office:value-type="string" calcext:value-type="string">
            <text:p>Affichage de deux produits différent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Afficher (de manière dynamique) les options de couleurs des produits</text:p>
          </table:table-cell>
          <table:table-cell table:style-name="ce10" office:value-type="string" calcext:value-type="string">
            <text:p>Cliquer sur "sélectionner une couleur"</text:p>
          </table:table-cell>
          <table:table-cell table:style-name="ce10" office:value-type="string" calcext:value-type="string">
            <text:p>Affichage d'une liste déroulante contenant les options de couleur spécifiques au produit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Sélectionner une quantité comprise entre 1 et 100 sur la page produit</text:p>
          </table:table-cell>
          <table:table-cell table:style-name="ce10" office:value-type="string" calcext:value-type="string">
            <text:p>Choisir la quantité voulue</text:p>
          </table:table-cell>
          <table:table-cell table:style-name="ce10" office:value-type="string" calcext:value-type="string">
            <text:p>Ajout au panier avec la bonne quantité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Un message d’erreur si le client met une quantité inférieure à 1 ou supérieure à 100</text:p>
          </table:table-cell>
          <table:table-cell table:style-name="ce10" office:value-type="string" calcext:value-type="string">
            <text:p>Mettre une quantité négative ou supérieure à 100</text:p>
          </table:table-cell>
          <table:table-cell table:style-name="ce10" office:value-type="string" calcext:value-type="string">
            <text:p>Message d’erreur indiquant que le nombre d’articles doit être compris entre 1 et 100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Un message d'erreur si le client n'a pas choisi de couleur pour son produit</text:p>
          </table:table-cell>
          <table:table-cell table:style-name="ce10" office:value-type="string" calcext:value-type="string">
            <text:p>Cliquer sur "Ajouter au panier" sans avoir sélectionné de couleur</text:p>
          </table:table-cell>
          <table:table-cell table:style-name="ce10" office:value-type="string" calcext:value-type="string">
            <text:p>Message d'erreur indiquant de choisir une couleu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Une possible redirection sur la page Panier quand un article y est ajouté</text:p>
          </table:table-cell>
          <table:table-cell table:style-name="ce10" office:value-type="string" calcext:value-type="string">
            <text:p>Cliquer sur "Ajouter au panier" après avoir choisi toutes les caractéristiques de son produit</text:p>
          </table:table-cell>
          <table:table-cell table:style-name="ce10" office:value-type="string" calcext:value-type="string">
            <text:p>Fenêtre pop-up demandant si le client veut <text:span text:style-name="T1">accéder</text:span> à son panier, si OK, redirection vers le panie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Possibilité de rester sur la page de l’article après l’ajout au panier</text:p>
          </table:table-cell>
          <table:table-cell table:style-name="ce11" office:value-type="string" calcext:value-type="string">
            <text:p>Cliquer sur "Ajouter au panier" après avoir choisi toutes les caractéristiques de son produit</text:p>
          </table:table-cell>
          <table:table-cell table:style-name="ce10" office:value-type="string" calcext:value-type="string">
            <text:p>Fenêtre pop-up demandant si le client veut accéder à son panier, si Annuler, pas de redirection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Une page Panier montrant (de manière dynamique) les produits (image, nom, prix unitaire, quantité) ajoutés au panier par le client</text:p>
          </table:table-cell>
          <table:table-cell table:style-name="ce10" office:value-type="string" calcext:value-type="string">
            <text:p>Ajouter deux articles différents avec des quantités différentes dans le panier</text:p>
          </table:table-cell>
          <table:table-cell table:style-name="ce10" office:value-type="string" calcext:value-type="string">
            <text:p>Accès au panier avec les produits et leur spécificité respective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Affichage un message lorsque le panier est vide</text:p>
          </table:table-cell>
          <table:table-cell table:style-name="ce10" office:value-type="string" calcext:value-type="string">
            <text:p>Cliquer sur le panier</text:p>
          </table:table-cell>
          <table:table-cell table:style-name="ce10" office:value-type="string" calcext:value-type="string">
            <text:p>Message « Votre panier est vide. N'hésitez pas à faire un tour sur notre site afin de trouver votre bonheur! »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Total du nombre d’articles à 0 si le panier est vide</text:p>
          </table:table-cell>
          <table:table-cell table:style-name="ce10" office:value-type="string" calcext:value-type="string">
            <text:p>Cliquer sur le panier</text:p>
          </table:table-cell>
          <table:table-cell table:style-name="ce10" office:value-type="string" calcext:value-type="string">
            <text:p>Total 0 article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Prix total égal à 0€ si le panier est vide</text:p>
          </table:table-cell>
          <table:table-cell table:style-name="ce10" office:value-type="string" calcext:value-type="string">
            <text:p>Cliquer sur le panier</text:p>
          </table:table-cell>
          <table:table-cell table:style-name="ce10" office:value-type="string" calcext:value-type="string">
            <text:p>Total 0€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Impossibilité de passer une commande vide</text:p>
          </table:table-cell>
          <table:table-cell table:style-name="ce10" office:value-type="string" calcext:value-type="string">
            <text:p>Cliquer sur le panier</text:p>
          </table:table-cell>
          <table:table-cell table:style-name="ce10" office:value-type="string" calcext:value-type="string">
            <text:p>Formulaire de finalisation de commande non apparent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Différenciation du même article dans le panier si la couleur est différente</text:p>
          </table:table-cell>
          <table:table-cell table:style-name="ce10" office:value-type="string" calcext:value-type="string">
            <text:p>Ajouter le même produit de deux couleurs différentes</text:p>
          </table:table-cell>
          <table:table-cell table:style-name="ce10" office:value-type="string" calcext:value-type="string">
            <text:p>Deux lignes distinctes reprenant chacune les information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Mise à jour de la quantité d’un produit si le même est ajouté à deux moments distincts </text:p>
          </table:table-cell>
          <table:table-cell table:style-name="ce10" office:value-type="string" calcext:value-type="string">
            <text:p>Ajouter deux fois au panier le même produit avec des quantités comprise entre 1 et 100</text:p>
          </table:table-cell>
          <table:table-cell table:style-name="ce10" office:value-type="string" calcext:value-type="string">
            <text:p>Augmentation de la quantité de cet article dans le panier sans nouvelle lign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Impossibilité d’ajouter plus de 100 fois le même article dans le panier</text:p>
          </table:table-cell>
          <table:table-cell table:style-name="ce10" office:value-type="string" calcext:value-type="string">
            <text:p>Ajouter en plusieurs fois (1 fois 60 articles puis 50 articles) le même article en quantité totale supérieure à 100</text:p>
          </table:table-cell>
          <table:table-cell table:style-name="ce10" office:value-type="string" calcext:value-type="string">
            <text:p>Message d’erreur indiquant qu’il ne peut pas y avoir plus de 100 fois le même article dans le panie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Possibilité de modifier la quantité des articles dans le panier (1 à 100)</text:p>
          </table:table-cell>
          <table:table-cell table:style-name="ce10" office:value-type="string" calcext:value-type="string">
            <text:p>Cliquer sur les flèches à côté de la quantité de chaque produit</text:p>
          </table:table-cell>
          <table:table-cell table:style-name="ce10" office:value-type="string" calcext:value-type="string">
            <text:p>Après <text:span text:style-name="T1">rafraîchissement</text:span> de la page, la quantité est bien été sauvegardé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Possibilité de supprimer des articles dans le panier</text:p>
          </table:table-cell>
          <table:table-cell table:style-name="ce10" office:value-type="string" calcext:value-type="string">
            <text:p>Cliquer sur "Supprimer" en dessous de la quantité </text:p>
          </table:table-cell>
          <table:table-cell table:style-name="ce10" office:value-type="string" calcext:value-type="string">
            <text:p>Après <text:span text:style-name="T1">rafraîchissement</text:span> de la page, la suppression à bien été sauvegardé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Mise à jour du prix total et de la quantité totale lors d'une modification de quantité ou d'une suppression d'article</text:p>
          </table:table-cell>
          <table:table-cell table:style-name="ce10" office:value-type="string" calcext:value-type="string">
            <text:p>Modifier ou supprimer un produit</text:p>
          </table:table-cell>
          <table:table-cell table:style-name="ce10" office:value-type="string" calcext:value-type="string">
            <text:p>Mise à jour du prix total et de la quantité totale 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Vérification du formulaire pour confirmer la commande (reg exp et tout les champs sont bien rempli)</text:p>
          </table:table-cell>
          <table:table-cell table:style-name="ce10" office:value-type="string" calcext:value-type="string">
            <text:p>Remplir correctement le formulaire et cliquer sur "commander !"</text:p>
          </table:table-cell>
          <table:table-cell table:style-name="ce10" office:value-type="string" calcext:value-type="string">
            <text:p>Redirection vers la page de confirmation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Reg exp des champs nom, prénom, adresse et ville s’assurant qu’il n’y ai pas de chiffre</text:p>
          </table:table-cell>
          <table:table-cell table:style-name="ce10" office:value-type="string" calcext:value-type="string">
            <text:p>Rentrer un chiffre dans un de ces champs</text:p>
          </table:table-cell>
          <table:table-cell table:style-name="ce10" office:value-type="string" calcext:value-type="string">
            <text:p>Message d’erreur sous le champ concerné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Reg exp du champ e-mail s’assurant que le format est conforme à celui d’une adresse mail</text:p>
          </table:table-cell>
          <table:table-cell table:style-name="ce10" office:value-type="string" calcext:value-type="string">
            <text:p>Rentrer une suite de caractères ne ressemblant sans « @ »</text:p>
          </table:table-cell>
          <table:table-cell table:style-name="ce10" office:value-type="string" calcext:value-type="string">
            <text:p>Message d’erreur sous ce champ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Une page de confirmation avec le numéro de commande attribué au client</text:p>
          </table:table-cell>
          <table:table-cell table:style-name="ce10" office:value-type="string" calcext:value-type="string">
            <text:p>Remplir le formulaire avec des valeurs valides et cliquer sur "Commander !"</text:p>
          </table:table-cell>
          <table:table-cell table:style-name="ce10" office:value-type="string" calcext:value-type="string">
            <text:p>Message de remerciement et affichage du numéro de command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Une URL spécifique à la confirmation de commande du client</text:p>
          </table:table-cell>
          <table:table-cell table:style-name="ce10" office:value-type="string" calcext:value-type="string">
            <text:p>Copier l’URL et la coller dans un nouvel onglet</text:p>
          </table:table-cell>
          <table:table-cell table:style-name="ce10" office:value-type="string" calcext:value-type="string">
            <text:p>Retrouver la page de confirmation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Numéro de commande différent pour chaque commande</text:p>
          </table:table-cell>
          <table:table-cell table:style-name="ce10" office:value-type="string" calcext:value-type="string">
            <text:p>Passer deux commandes </text:p>
          </table:table-cell>
          <table:table-cell table:style-name="ce10" office:value-type="string" calcext:value-type="string">
            <text:p>Avoir deux numéros différent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Remise à vide du panier après la commande effectuée</text:p>
          </table:table-cell>
          <table:table-cell table:style-name="ce10" office:value-type="string" calcext:value-type="string">
            <text:p>Passer une commande et retourner sur la page panier juste après</text:p>
          </table:table-cell>
          <table:table-cell table:style-name="ce10" office:value-type="string" calcext:value-type="string">
            <text:p>Panier vid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2" table:number-rows-repeated="1048538">
          <table:table-cell table:number-columns-repeated="16384"/>
        </table:table-row>
        <table:table-row table:style-name="ro3" table:number-rows-repeated="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pucine Feist</meta:initial-creator>
    <meta:creation-date>2022-12-02T12:48:57</meta:creation-date>
    <dc:date>2023-01-10T10:47:28.757000000</dc:date>
    <meta:generator>LibreOffice/7.4.3.2$Windows_X86_64 LibreOffice_project/1048a8393ae2eeec98dff31b5c133c5f1d08b890</meta:generator>
    <meta:editing-duration>PT9H54M31S</meta:editing-duration>
    <meta:editing-cycles>22</meta:editing-cycles>
    <meta:document-statistic meta:table-count="1" meta:cell-count="149" meta:object-count="0"/>
    <meta:user-defined meta:name="AppVersion">16.0300</meta:user-defined>
  </office:meta>
</office:document-meta>
</file>